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style:text-properties fo:font-variant="normal" fo:text-transform="none"/>
    </style:style>
    <style:style style:name="P2"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style:text-properties fo:font-variant="normal" fo:text-transform="none" officeooo:paragraph-rsid="001d0b3c"/>
    </style:style>
    <style:style style:name="T1" style:family="text">
      <style:text-properties style:text-line-through-style="none" style:text-line-through-type="none" style:font-name="Calibri" fo:font-size="11pt" fo:language="en" fo:country="US"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b dem Jahr 1917 begannen die Vereinigten Staaten ihren Aufstieg zur Weltmacht, eine Reise, die durch tiefgreifende Ereignisse geprägt wurde, welche das Schicksal der Nation maßgeblich beeinflussten.</text:span></text:p>
      <text:p text:style-name="P1"><text:span text:style-name="T1">Im Jahr 1917 traten die Vereinigten Staaten in den Ersten Weltkrieg ein und verschoben das Kräfteverhältnis zugunsten der Alliierten. Präsident Woodrow Wilson stellte sich eine Welt vor, in der Nationen friedlich koexistieren könnten. Seine Vorschläge auf der Pariser Friedenskonferenz zielten auf einen 'Frieden ohne Sieg' ab, doch sie stießen auf erheblichen Widerstand der europäischen Mächte, die harte Reparationen von Deutschland forderten.</text:span></text:p>
      <text:p text:style-name="P1"><text:span text:style-name="T1">Der Vertrag von Versailles, der den Völkerbund integrierte, strebte nach einem dauerhaften Frieden. Doch der amerikanische Senat, der zukünftige Verstrickungen in europäische Konflikte fürchtete, lehnte den Beitritt zum Völkerbund ab, was einen bedeutenden Rückzug in den Isolationismus markierte. Dieser Schritt reflektierte die tiefe Spaltung in der amerikanischen Gesellschaft über die Rolle der USA in der Weltpolitik.</text:span></text:p>
      <text:p text:style-name="P1"><text:span text:style-name="T1">Die 1920er Jahre, bekannt als die Goldenen Zwanziger, waren eine Zeit des wirtschaftlichen Booms und kulturellen Umbruchs. Die Urbanisierung nahm zu, Jazz wurde zur Musik der Epoche, und der Konsumismus rückte in den Mittelpunkt. Die Automobilindustrie, angeführt von Henry Fords revolutionärer Fließbandproduktion, veränderte den Transport und das tägliche Leben grundlegend. Amerika erlebte einen wirtschaftlichen Aufschwung, der von der Produktion von Massenkonsumgütern und der Verfügbarkeit von Konsumentenkrediten unterstützt wurde.</text:span></text:p>
      <text:p text:style-name="P1"><text:span text:style-name="T1">Dieses Jahrzehnt erlebte dramatische kulturelle Veränderungen. Frauen, symbolisiert durch die 'Flapper', nutzten neue Freiheiten in Mode und Verhalten. Der wirtschaftliche Boom wurde durch Innovationen in der Massenproduktion angetrieben. Haushaltsgeräte wie Kühlschränke und Radios wurden bald in vielen Haushalten alltäglich. Die Zahl der Kinogänger stieg, da Filme zu einem wichtigen Bestandteil der Unterhaltungskultur wurden. Der gesellschaftliche Wandel spiegelte sich auch in der steigenden Bedeutung von Freizeit und Unterhaltung wider.</text:span></text:p>
      <text:p text:style-name="P1"><text:span text:style-name="T1">Technologische Fortschritte wie die Einführung des Fließbandes in der Automobilproduktion durch Henry Ford revolutionierten die Industrie und schufen eine neue Ära des Konsumismus. Radios, Kühlschränke und andere Haushaltsgeräte wurden zu Symbolen des modernen Lebensstils. Diese Entwicklungen veränderten nicht nur die Wirtschaft, sondern auch die Gesellschaft tiefgreifend. Amerikaner genossen eine nie dagewesene Kaufkraft und Zugang zu modernen Annehmlichkeiten.</text:span></text:p>
      <text:p text:style-name="P1"><text:span text:style-name="T1">Gleichzeitig führte die Prohibition, das Verbot des Verkaufs von Alkohol, zu einem Anstieg des organisierten Verbrechens und gesellschaftlichen Spannungen. Illegale Bars, sogenannte 'Speakeasies', florierten und machten Gangster wie Al Capone berüchtigt. Die Prohibition führte zu einem Aufschwung des organisierten Verbrechens und verstärkte die Spannungen in der Gesellschaft. Die Politik der Prohibition spaltete die Nation und führte zu einem komplexen Zusammenspiel von Recht und Kriminalität.</text:span></text:p>
      <text:p text:style-name="P2"><text:span text:style-name="T1">Trotz des wirtschaftlichen Booms gab es tiefgreifende Ungleichheiten. Viele Amerikaner, insbesondere in ländlichen Gebieten und unter den Minderheiten, profitierten nicht gleichermaßen vom Wohlstand. Die Spannungen zwischen Arbeiter- und Unternehmerklassen nahmen zu, und die Gewerkschaftsbewegungen kämpften um bessere Arbeitsbedingungen. Der Wohlstand der Goldenen Zwanziger war ungleich verteilt, und </text:span><text:soft-page-break/><text:span text:style-name="T1">unter der Oberfläche lauerten wirtschaftliche und soziale Probleme, die bald zu einer Krise führen sollten.</text:span></text:p>
      <text:p text:style-name="P1"><text:span text:style-name="T1">Die Goldenen Zwanziger verwandelten die Vereinigten Staaten und bereiteten die Bühne für zukünftige Entwicklungen. Doch unter der Oberfläche des Wohlstands lauerten strukturelle Schwächen, die zu einer beispiellosen Krise führen sollten. Die wirtschaftlichen und sozialen Veränderungen dieser Zeit legten den Grundstein für die Herausforderungen, denen sich die Nation in den folgenden Jahrzehnten stellen muss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CH"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1T19:44:04.777918526</meta:creation-date>
    <dc:date>2024-07-01T19:54:35.176004040</dc:date>
    <meta:editing-duration>PT10M30S</meta:editing-duration>
    <meta:editing-cycles>1</meta:editing-cycles>
    <meta:document-statistic meta:table-count="0" meta:image-count="0" meta:object-count="0" meta:page-count="2" meta:paragraph-count="9" meta:word-count="516" meta:character-count="4037" meta:non-whitespace-character-count="3530"/>
    <meta:generator>LibreOffice/24.2.4.2$Linux_X86_64 LibreOffice_project/420$Build-2</meta:generator>
  </office:meta>
</office:document-meta>
</file>